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006699" fo:font-size="15pt" officeooo:rsid="0019c59c" officeooo:paragraph-rsid="0019c59c" style:font-size-asian="15pt" style:font-size-complex="15pt"/>
    </style:style>
    <style:style style:name="P2" style:family="paragraph" style:parent-style-name="Standard">
      <style:paragraph-properties fo:text-align="justify" style:justify-single-word="false"/>
      <style:text-properties fo:color="#006699" fo:font-size="12pt" officeooo:rsid="0019c59c" officeooo:paragraph-rsid="0019c59c" style:font-size-asian="10.5pt" style:font-size-complex="12pt"/>
    </style:style>
    <style:style style:name="P3" style:family="paragraph" style:parent-style-name="Standard">
      <style:paragraph-properties fo:text-align="justify" style:justify-single-word="false"/>
      <style:text-properties fo:color="#006699" fo:font-size="12pt" style:text-underline-style="solid" style:text-underline-width="auto" style:text-underline-color="font-color" officeooo:rsid="001a3f53" officeooo:paragraph-rsid="001a3f53" style:font-size-asian="10.5pt" style:font-size-complex="12pt"/>
    </style:style>
    <style:style style:name="P4" style:family="paragraph" style:parent-style-name="Standard">
      <style:paragraph-properties fo:text-align="justify" style:justify-single-word="false"/>
      <style:text-properties fo:color="#006699" fo:font-size="12pt" style:text-underline-style="solid" style:text-underline-width="auto" style:text-underline-color="font-color" officeooo:rsid="001d368b" officeooo:paragraph-rsid="001d368b" style:font-size-asian="10.5pt" style:font-size-complex="12pt"/>
    </style:style>
    <style:style style:name="P5" style:family="paragraph" style:parent-style-name="Standard">
      <style:paragraph-properties fo:text-align="justify" style:justify-single-word="false"/>
      <style:text-properties style:use-window-font-color="true" fo:font-size="12pt" officeooo:rsid="0019c59c" officeooo:paragraph-rsid="0019c59c" style:font-size-asian="10.5pt" style:font-size-complex="12pt"/>
    </style:style>
    <style:style style:name="P6" style:family="paragraph" style:parent-style-name="Standard">
      <style:paragraph-properties fo:text-align="justify" style:justify-single-word="false"/>
      <style:text-properties style:use-window-font-color="true" fo:font-size="12pt" officeooo:rsid="001a3f53" officeooo:paragraph-rsid="001a3f53" style:font-size-asian="10.5pt" style:font-size-complex="12pt"/>
    </style:style>
    <style:style style:name="P7" style:family="paragraph" style:parent-style-name="Standard">
      <style:paragraph-properties fo:text-align="justify" style:justify-single-word="false"/>
      <style:text-properties style:use-window-font-color="true" fo:font-size="12pt" officeooo:rsid="001c3f07" officeooo:paragraph-rsid="001c3f07" style:font-size-asian="10.5pt" style:font-size-complex="12pt"/>
    </style:style>
    <style:style style:name="P8" style:family="paragraph" style:parent-style-name="Standard">
      <style:paragraph-properties fo:text-align="justify" style:justify-single-word="false"/>
      <style:text-properties style:use-window-font-color="true" fo:font-size="12pt" officeooo:rsid="001d368b" officeooo:paragraph-rsid="001d368b" style:font-size-asian="10.5pt" style:font-size-complex="12pt"/>
    </style:style>
    <style:style style:name="P9" style:family="paragraph" style:parent-style-name="Standard">
      <style:paragraph-properties fo:text-align="justify" style:justify-single-word="false"/>
      <style:text-properties style:use-window-font-color="true" fo:font-size="12pt" officeooo:rsid="00266054" officeooo:paragraph-rsid="001d368b" style:font-size-asian="10.5pt" style:font-size-complex="12pt"/>
    </style:style>
    <style:style style:name="P10" style:family="paragraph" style:parent-style-name="Standard">
      <style:paragraph-properties fo:text-align="justify" style:justify-single-word="false"/>
      <style:text-properties style:use-window-font-color="true" fo:font-size="12pt" officeooo:rsid="0020daad" officeooo:paragraph-rsid="0020daad" style:font-size-asian="10.5pt" style:font-size-complex="12pt"/>
    </style:style>
    <style:style style:name="P11" style:family="paragraph" style:parent-style-name="Standard">
      <style:paragraph-properties fo:text-align="justify" style:justify-single-word="false"/>
      <style:text-properties style:use-window-font-color="true" fo:font-size="12pt" officeooo:rsid="003a03b4" officeooo:paragraph-rsid="0020daad" style:font-size-asian="10.5pt" style:font-size-complex="12pt"/>
    </style:style>
    <style:style style:name="P12" style:family="paragraph" style:parent-style-name="Standard">
      <style:paragraph-properties fo:text-align="justify" style:justify-single-word="false"/>
      <style:text-properties style:use-window-font-color="true" fo:font-size="12pt" officeooo:rsid="0019bf14" officeooo:paragraph-rsid="0020daad" style:font-size-asian="10.5pt" style:font-size-complex="12pt"/>
    </style:style>
    <style:style style:name="P13" style:family="paragraph" style:parent-style-name="Standard">
      <style:paragraph-properties fo:text-align="justify" style:justify-single-word="false"/>
      <style:text-properties style:use-window-font-color="true" fo:font-size="12pt" officeooo:rsid="001a9b20" officeooo:paragraph-rsid="00210b64" style:font-size-asian="10.5pt" style:font-size-complex="12pt"/>
    </style:style>
    <style:style style:name="P14" style:family="paragraph" style:parent-style-name="Standard">
      <style:paragraph-properties fo:text-align="justify" style:justify-single-word="false"/>
      <style:text-properties style:use-window-font-color="true" fo:font-size="12pt" officeooo:rsid="001c72ef" officeooo:paragraph-rsid="00210b64" style:font-size-asian="10.5pt" style:font-size-complex="12pt"/>
    </style:style>
    <style:style style:name="P15" style:family="paragraph" style:parent-style-name="Standard">
      <style:paragraph-properties fo:text-align="justify" style:justify-single-word="false"/>
      <style:text-properties style:use-window-font-color="true" fo:font-size="12pt" officeooo:rsid="001da6b8" officeooo:paragraph-rsid="00210b64" style:font-size-asian="10.5pt" style:font-size-complex="12pt"/>
    </style:style>
    <style:style style:name="P16" style:family="paragraph" style:parent-style-name="Standard">
      <style:paragraph-properties fo:text-align="justify" style:justify-single-word="false"/>
      <style:text-properties style:use-window-font-color="true" fo:font-size="12pt" officeooo:rsid="001f5f9c" officeooo:paragraph-rsid="00210b64" style:font-size-asian="10.5pt" style:font-size-complex="12pt"/>
    </style:style>
    <style:style style:name="P17" style:family="paragraph" style:parent-style-name="Standard">
      <style:paragraph-properties fo:text-align="justify" style:justify-single-word="false"/>
      <style:text-properties style:use-window-font-color="true" fo:font-size="12pt" officeooo:rsid="0020e9dd" officeooo:paragraph-rsid="00210b64" style:font-size-asian="10.5pt" style:font-size-complex="12pt"/>
    </style:style>
    <style:style style:name="P18" style:family="paragraph" style:parent-style-name="Standard">
      <style:paragraph-properties fo:text-align="justify" style:justify-single-word="false"/>
      <style:text-properties style:use-window-font-color="true" fo:font-size="12pt" officeooo:rsid="00324fd0" officeooo:paragraph-rsid="00210b64" style:font-size-asian="10.5pt" style:font-size-complex="12pt"/>
    </style:style>
    <style:style style:name="P19" style:family="paragraph" style:parent-style-name="Standard">
      <style:paragraph-properties fo:text-align="justify" style:justify-single-word="false"/>
      <style:text-properties style:use-window-font-color="true" fo:font-size="12pt" officeooo:rsid="00210b64" officeooo:paragraph-rsid="002182ad" style:font-size-asian="10.5pt" style:font-size-complex="12pt"/>
    </style:style>
    <style:style style:name="P20" style:family="paragraph" style:parent-style-name="Standard">
      <style:text-properties officeooo:rsid="0019bf14" officeooo:paragraph-rsid="00210b64"/>
    </style:style>
    <style:style style:name="P21" style:family="paragraph" style:parent-style-name="Standard">
      <style:text-properties officeooo:rsid="001a9b20" officeooo:paragraph-rsid="00210b64"/>
    </style:style>
    <style:style style:name="P22" style:family="paragraph" style:parent-style-name="Standard">
      <style:text-properties officeooo:rsid="003060f6" officeooo:paragraph-rsid="00210b64"/>
    </style:style>
    <style:style style:name="P23" style:family="paragraph" style:parent-style-name="Standard">
      <style:text-properties officeooo:rsid="001c72ef" officeooo:paragraph-rsid="00210b64"/>
    </style:style>
    <style:style style:name="P24" style:family="paragraph" style:parent-style-name="Standard">
      <style:text-properties officeooo:rsid="0020e9dd" officeooo:paragraph-rsid="00210b64"/>
    </style:style>
    <style:style style:name="P25" style:family="paragraph" style:parent-style-name="Standard">
      <style:paragraph-properties fo:text-align="center" style:justify-single-word="false"/>
      <style:text-properties fo:color="#006699" fo:font-size="14pt" officeooo:rsid="0019c59c" officeooo:paragraph-rsid="0019c59c" style:font-size-asian="14pt" style:font-size-complex="14pt"/>
    </style:style>
    <style:style style:name="P26" style:family="paragraph" style:parent-style-name="Standard">
      <style:paragraph-properties fo:text-align="center" style:justify-single-word="false"/>
      <style:text-properties fo:color="#006699" fo:font-size="14pt" officeooo:rsid="0020367a" officeooo:paragraph-rsid="0020367a" style:font-size-asian="14pt" style:font-size-complex="14pt"/>
    </style:style>
    <style:style style:name="P27" style:family="paragraph" style:parent-style-name="Standard">
      <style:paragraph-properties fo:text-align="center" style:justify-single-word="false"/>
      <style:text-properties fo:color="#006699" fo:font-size="12pt" officeooo:rsid="0020367a" officeooo:paragraph-rsid="0020367a" style:font-size-asian="10.5pt" style:font-size-complex="12pt"/>
    </style:style>
    <style:style style:name="T1" style:family="text">
      <style:text-properties officeooo:rsid="001a3f53"/>
    </style:style>
    <style:style style:name="T2" style:family="text">
      <style:text-properties officeooo:rsid="00237eb9"/>
    </style:style>
    <style:style style:name="T3" style:family="text">
      <style:text-properties officeooo:rsid="0024cc8a"/>
    </style:style>
    <style:style style:name="T4" style:family="text">
      <style:text-properties officeooo:rsid="001dbcea"/>
    </style:style>
    <style:style style:name="T5" style:family="text">
      <style:text-properties fo:color="#006699" style:text-underline-style="solid" style:text-underline-width="auto" style:text-underline-color="font-color"/>
    </style:style>
    <style:style style:name="T6" style:family="text">
      <style:text-properties officeooo:rsid="0020daad"/>
    </style:style>
    <style:style style:name="T7" style:family="text">
      <style:text-properties officeooo:rsid="001a9b20"/>
    </style:style>
    <style:style style:name="T8" style:family="text">
      <style:text-properties officeooo:rsid="003a03b4"/>
    </style:style>
    <style:style style:name="T9" style:family="text">
      <style:text-properties officeooo:rsid="00210b64"/>
    </style:style>
    <style:style style:name="T10" style:family="text">
      <style:text-properties officeooo:rsid="002e02c3"/>
    </style:style>
    <style:style style:name="T11" style:family="text">
      <style:text-properties officeooo:rsid="003a1f35"/>
    </style:style>
    <style:style style:name="T12" style:family="text">
      <style:text-properties officeooo:rsid="001f5f9c"/>
    </style:style>
    <style:style style:name="T13" style:family="text">
      <style:text-properties officeooo:rsid="003bee11"/>
    </style:style>
    <style:style style:name="T14" style:family="text">
      <style:text-properties officeooo:rsid="003060f6"/>
    </style:style>
    <style:style style:name="T15" style:family="text">
      <style:text-properties officeooo:rsid="001c72ef"/>
    </style:style>
    <style:style style:name="T16" style:family="text">
      <style:text-properties officeooo:rsid="002182ad"/>
    </style:style>
    <style:style style:name="T17" style:family="text">
      <style:text-properties officeooo:rsid="0021c7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upo 18 Entrega 1</text:p>
      <text:p text:style-name="P2"/>
      <text:p text:style-name="P2"/>
      <text:p text:style-name="P5">Chicos: la entrega está muy bien. <text:span text:style-name="T4">No se asusten por el largo de las correcciones. la mayoría son cosas simples. </text:span></text:p>
      <text:p text:style-name="P5"/>
      <text:p text:style-name="P25">Entrevistas</text:p>
      <text:p text:style-name="P5"/>
      <text:p text:style-name="P5">Lograron abarcar mucha información. Están muy completas y bien documentadas. Leyendo las mismas se logran comprender sin problemas los temas hablados. Nosotros somos además de administradores somos DUEÑOS del blog. Deberían mejorar los objetivos que ponen en cada entrevista. Obtener/averiguar requerimientos es un objetivo muy amplio dificil de evaluar. Sean mas específicos en este punto y detallen lo mejor que puedan.</text:p>
      <text:p text:style-name="P5"/>
      <text:p text:style-name="P3">Entrevista 1:</text:p>
      <text:p text:style-name="P6"/>
      <text:p text:style-name="P5">Las preguntas 3 y 8 están escritas de una forma técnica. Deberían bajar<text:span text:style-name="T17">las</text:span> a un lenguaje cotidiano que entienda el cliente. Hablarle de sesiones y dominios de esa forma puede ser complicado. En la pregunta 9 hablan de <text:span text:style-name="T1">ingresar</text:span> al blog. Al blog no <text:span text:style-name="T1">ingresan desde el punto de vista de un Login</text:span>. <text:span text:style-name="T1">Ingresarán al nuevo sistema.</text:span></text:p>
      <text:p text:style-name="P5"/>
      <text:p text:style-name="P6">Mejoren el informe final y revean la información pendiente. Piensen que la información pendiente es gran parte de lo hablado en la siguiente entrevista. Si solo les hubiera quedado pendiente interfaz de usuario y entorno de trabajo la próxima entrevista sería mucho mas acotada. La idea de “Entorno de trabajo” no queda clara.</text:p>
      <text:p text:style-name="P5"/>
      <text:p text:style-name="P7"><text:span text:style-name="T5">Entrevista 2:</text:span> </text:p>
      <text:p text:style-name="P7"/>
      <text:p text:style-name="P7">Las preguntas y temas tratados fueron mucho mas profundos superando con creces la información obtenida en la primer entrevista. Pregunta 11: <text:span text:style-name="T2">La gauchada será visible para el usuario que la solicito desde la sección “Mis gauchadas pedidas” y por los usuarios que se hayan postulado en una sección “Gauchadas en las que me postulé”.</text:span></text:p>
      <text:p text:style-name="P7"/>
      <text:p text:style-name="P7">Pregunta 17: <text:span text:style-name="T2">No se pueden pedir gauchadas si adeudo realizar una calificación, pero si puedo postularme para realizar la gauchada de otro. </text:span>La pregunta 18 está incompleta. <text:span text:style-name="T2">La información que un usuario ve de su propio perfil es información personal (nombre, foto, reputación, créditos) y los listados asociados al historial de cada usuario. Les faltan varios listados posibles.</text:span></text:p>
      <text:p text:style-name="P7"/>
      <text:p text:style-name="P7">El informe final está muy bien. Completen <text:s/><text:span text:style-name="T3">la información obtenida en detalle.</text:span></text:p>
      <text:p text:style-name="P7"/>
      <text:p text:style-name="P4">Entrevista 3:</text:p>
      <text:p text:style-name="P8"/>
      <text:p text:style-name="P9">Pregunta 9: Además de la reputación queremos que se vea las calificaciones recibidas con sus comentarios por parte de otros usuarios</text:p>
      <text:p text:style-name="P9"/>
      <text:p text:style-name="P26">SRS</text:p>
      <text:p text:style-name="P27"/>
      <text:p text:style-name="P10">En la ficha del <text:span text:style-name="T7">documento (hoja 2) </text:span>agreguen<text:span text:style-name="T7"> la firma alguno de nosotros donde dice verificado por el cliente y en el cuadro superior la de ustedes también. En las aclaraciones iría el nombre de quien firma y el cargo que ocupa</text:span></text:p>
      <text:p text:style-name="P10"/>
      <text:p text:style-name="P11"><text:soft-page-break/>1.2 El documento debería estar dirigido también para el equipo de ICI que vaya a desarrollar el proyecto.</text:p>
      <text:p text:style-name="P11"/>
      <text:p text:style-name="P12">1.4 <text:span text:style-name="T6">D</text:span>ebería<text:span text:style-name="T17">n</text:span> referenciar al estandar 830 sobre el cual está escrito.</text:p>
      <text:p text:style-name="P12"/>
      <text:p text:style-name="P20">2.1 El sistema no es independiente. Al interactuar con el sistema de pagos deja de ser independiente.</text:p>
      <text:p text:style-name="P21">2.2 Muy bien las funcionalidades del producto. Agreguen para que quede completo:</text:p>
      <text:p text:style-name="P13">Preguntar y responder, ver perfil y los listados que faltan.</text:p>
      <text:p text:style-name="P13"/>
      <text:p text:style-name="P13">2.3 Los usuarios registrados y no registrados deberían tener conocimientos basicos sobre la utilizacion de computadoras y sitios web. Una persona que nunca usó una computadora no podrá realmente utilizar el sistema. <text:span text:style-name="T8">Los administradores puede ver ganancias entre 2 fechas y un ranking de usuarios por reputación. Los usuarios registrados también pueden publicar gauchadas, ver sus listados y otras funcionalidades mas. Complétenlo. Pueden aprovechar las HU para definir las actividades completas de cada usuario.</text:span></text:p>
      <text:p text:style-name="P13"/>
      <text:p text:style-name="P14">2.4 El uso de un lenguaje de programación apto para web no es la única reestricción que tienen. Los colores y el logo son una reestricción. El uso <text:span text:style-name="T9">por parte de muchos usuarios simultáneamente</text:span> <text:s/>es una reestricción. Poder conectarse con el sistema de pagos es una reestricción.</text:p>
      <text:p text:style-name="P14"/>
      <text:p text:style-name="P19"><text:span text:style-name="T15">2.5 Acá hay algunos errores chicos: Solamente se describen en este punto aquellas cosas que ustedes suponen para desarrollar el sistema y que si cambian hay que escribir un nuevo SRS. Al no haberse definido reestricción ustedes como desarrolladores definen sobre que lenguajes lo programan. Que esté en un host u en otro no cambiaría el SRS. Cambiar el lenguaje tampoco modificaría el SRS.</text:span> <text:span text:style-name="T16">Que se necesite conexión a internet para acceder al sistema no influye al SRS.</text:span></text:p>
      <text:p text:style-name="P14"/>
      <text:p text:style-name="P14">2.6 <text:span text:style-name="T10">Otras evolución previsible es incrementar la cantidad de usuarios y que el sistema pueda escalar.</text:span></text:p>
      <text:p text:style-name="P14"/>
      <text:p text:style-name="P22">3.1.1 <text:span text:style-name="T11">Además debe poder verse bien en distintos tipos de dispositivos. Muy bien que agregaron la parte de usabilidad y ayudas al usuario.</text:span></text:p>
      <text:p text:style-name="P23">3.1.3 <text:span text:style-name="T11">N</text:span>unca hablamos del uso de Paypal. Eso es un agregado de ustedes. Siempre hablamos de sistema de pagos. El cliente es quien define que sistema de pagos se deberá utilizar. </text:p>
      <text:p text:style-name="P14">3.2 Aquí deberían poner que proximamente serán entregados como historias de usuario.</text:p>
      <text:p text:style-name="P14"/>
      <text:p text:style-name="P24">3.3.2 <text:span text:style-name="T11">El último parrafo no corresponde. Siempre puede ser posible vulnerar la cuenta de un administrador. La seguridad no es solamente contar con un usuario y contraseña. No pueden garantizar lo planteado en ese párrafo.</text:span></text:p>
      <text:p text:style-name="P24"/>
      <text:p text:style-name="P15">3.3.3 <text:span text:style-name="T12">La fiabilidad aplica en cualquier sistema. Nosotros no la exigimos como un requerimiento. Estaría bueno que ustedes nos puedan garantizar un grado de fiabilidad que pueda tener el sistema. Pongan una medida que consideren adecuada.</text:span></text:p>
      <text:p text:style-name="P15"/>
      <text:p text:style-name="P16">3.3.4 Está bien encaminada la respuesta pero no la justificación. <text:span text:style-name="T13">El cliente quiere que esté disponible 24/7, eso es correcto. </text:span>Que el sistema este alojado en un host no es garantía de que vaya a estar disponible siempre. <text:span text:style-name="T13">Acá tienen que hablar sobre el porcentaje de tiempo que se espera que el sistema esté en funcionamiento.</text:span></text:p>
      <text:p text:style-name="P16"/>
      <text:p text:style-name="P17">3.3.5 <text:span text:style-name="T14">Los encargados de mantenimiento los decide el cliente, nunca pactamos esto. Ustedes deberían habernos ofrecido esto y nosotros decidiamos que hacer. En mantenimiento se incluyen backups, historiales, mejoras de performance, análisis de datos, etc. Pueden ser obligatorios u opcionales. Hacer un backup es opcional, crear una nueva tabla de hash porque la que hicieron resultó chica es un mantenimiento obligatorio para que el sistema siga funcionando. Agreguen una </text:span><text:soft-page-break/><text:span text:style-name="T14">nueva pregunta a la última entrevista recomendándonos hacer backups cada x tiempo, explicandonos por que son importantes y pongan de respuesta que pactamos que ICI realizará los backups por 6 meses. Piensen si su sistema requerirá ademas de backups otro tipo de mantenimiento</text:span></text:p>
      <text:p text:style-name="P17"/>
      <text:p text:style-name="P18">3.3.6 Los sistemas operativos no soportan los lenguajes que usen para el frontend. Es el navegador quien les da soporte. Para el SO la página que <text:span text:style-name="T13">se </text:span>recibe es un archivo de texto. <text:span text:style-name="T11">El front es portable, que el backend sea portable depende de como lo vayan a programar. <text:s/>Lo indicado en este punto se contrapone con lo especificado en 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00:02:37.845290364</meta:creation-date>
    <dc:date>2017-04-19T16:57:22.411995781</dc:date>
    <meta:editing-duration>PT1H7S</meta:editing-duration>
    <meta:editing-cycles>10</meta:editing-cycles>
    <meta:generator>LibreOffice/5.1.6.2$Linux_X86_64 LibreOffice_project/10m0$Build-2</meta:generator>
    <meta:document-statistic meta:table-count="0" meta:image-count="0" meta:object-count="0" meta:page-count="3" meta:paragraph-count="32" meta:word-count="1039" meta:character-count="6425" meta:non-whitespace-character-count="5412"/>
  </office:meta>
</office:document-meta>
</file>